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a5d" officeooo:paragraph-rsid="00032a5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212121" style:font-name="Monospace" fo:font-size="10pt" style:text-underline-style="solid" style:text-underline-width="auto" style:text-underline-color="font-color" fo:font-weight="bold" style:font-size-asian="10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</text:p>
      <text:p text:style-name="P1">1)I employed the use of stacks as they have a time of O(1) to remove and get value by default. Due to the use of only a single comparison without the necessity of loops, a stack’s time is O(1) as can be seen by the remove function included below.</text:p>
      <text:p text:style-name="P1"><text:span text:style-name="T1">int</text:span><text:span text:style-name="T3"> </text:span><text:span text:style-name="T4">Stack::remove</text:span><text:span text:style-name="T3">(){</text:span></text:p>
      <text:p text:style-name="P2"><text:span text:style-name="T3"><text:tab/></text:span><text:span text:style-name="T2">if</text:span><text:span text:style-name="T3">(</text:span><text:span text:style-name="T6">top</text:span><text:span text:style-name="T3">&lt;0)</text:span></text:p>
      <text:p text:style-name="P2"><text:span text:style-name="T3"><text:tab/><text:tab/></text:span><text:span text:style-name="T2">return</text:span><text:span text:style-name="T3"> 0;</text:span></text:p>
      <text:p text:style-name="P2"><text:span text:style-name="T3"><text:tab/></text:span><text:span text:style-name="T2">else</text:span></text:p>
      <text:p text:style-name="P2"><text:span text:style-name="T3"><text:tab/><text:tab/></text:span><text:span text:style-name="T2">int</text:span><text:span text:style-name="T3"> x=</text:span><text:span text:style-name="T6">a</text:span><text:span text:style-name="T3">[</text:span><text:span text:style-name="T6">top</text:span><text:span text:style-name="T3">--];</text:span></text:p>
      <text:p text:style-name="P1"><text:span text:style-name="T3">}</text:span></text:p>
      <text:p text:style-name="P1"><text:span text:style-name="T3"/></text:p>
      <text:p text:style-name="P1"><text:span text:style-name="T3">2)The add function achieves an O(N) time typically when a loop is required for example tn insertion sort best case would have the time <text:s/>O(N). However, my add is still O(1) just like the remove function due to the implementation of a stack.</text:span></text:p>
      <text:p text:style-name="P1"><text:span text:style-name="T2">bool</text:span><text:span text:style-name="T3"> </text:span><text:span text:style-name="T7">Stack::add</text:span><text:span text:style-name="T3">(</text:span><text:span text:style-name="T2">int</text:span><text:span text:style-name="T3"> x){</text:span></text:p>
      <text:p text:style-name="P2"><text:span text:style-name="T3"><text:tab/></text:span><text:span text:style-name="T2">if</text:span><text:span text:style-name="T3">(</text:span><text:span text:style-name="T6">top</text:span><text:span text:style-name="T3">&gt;=</text:span><text:span text:style-name="T5">MAX</text:span><text:span text:style-name="T3">-1)</text:span></text:p>
      <text:p text:style-name="P2"><text:span text:style-name="T3"><text:tab/><text:tab/></text:span><text:span text:style-name="T2">return</text:span><text:span text:style-name="T3"> </text:span><text:span text:style-name="T2">false</text:span><text:span text:style-name="T3">;</text:span></text:p>
      <text:p text:style-name="P2"><text:span text:style-name="T3"><text:tab/></text:span><text:span text:style-name="T2">else</text:span></text:p>
      <text:p text:style-name="P2"><text:span text:style-name="T3"><text:tab/><text:tab/></text:span><text:span text:style-name="T6">a</text:span><text:span text:style-name="T3">[++</text:span><text:span text:style-name="T6">top</text:span><text:span text:style-name="T3">]=x;</text:span></text:p>
      <text:p text:style-name="P2"><text:span text:style-name="T3"><text:tab/><text:tab/></text:span><text:span text:style-name="T2">return</text:span><text:span text:style-name="T3"> </text:span><text:span text:style-name="T2">true</text:span><text:span text:style-name="T3">;</text:span></text:p>
      <text:p text:style-name="P1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59:14.933463991</meta:creation-date>
    <dc:date>2018-11-02T18:07:13.453771579</dc:date>
    <meta:editing-duration>PT7M58S</meta:editing-duration>
    <meta:editing-cycles>1</meta:editing-cycles>
    <meta:document-statistic meta:table-count="0" meta:image-count="0" meta:object-count="0" meta:page-count="1" meta:paragraph-count="16" meta:word-count="115" meta:character-count="644" meta:non-whitespace-character-count="531"/>
    <meta:generator>LibreOffice/5.1.6.2$Linux_X86_64 LibreOffice_project/10m0$Build-2</meta:generator>
  </office:meta>
</office:document-meta>
</file>